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3244in" svg:height="5.8488in" svg:x="6.9748in" svg:y="5.3071in">
            <draw:object draw:notify-on-update-of-ranges="Sheet2.A21:Sheet2.A21 Sheet2.B21:Sheet2.M21 Sheet2.A22:Sheet2.A22 Sheet2.B22:Sheet2.M22 Sheet2.A23:Sheet2.A23 Sheet2.B23:Sheet2.M23 Sheet2.A24:Sheet2.A24 Sheet2.B24:Sheet2.M24 Sheet2.A25:Sheet2.A25 Sheet2.B25:Sheet2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table:number-columns-repeated="47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table:number-columns-repeated="47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table:number-columns-repeated="47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table:number-columns-repeated="47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table:number-columns-repeated="4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number-columns-repeated="5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0:00:12.938262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0-11-19T20:06:27.409448874</dc:date>
    <meta:editing-duration>PT4H58M16S</meta:editing-duration>
    <meta:editing-cycles>18</meta:editing-cycles>
    <meta:generator>LibreOffice/7.0.3.1$Linux_X86_64 LibreOffice_project/00$Build-1</meta:generator>
    <meta:document-statistic meta:table-count="2" meta:cell-count="2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A15:Sheet2.E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05cm" svg:height="14.857cm" xlink:href=".." xlink:type="simple" chart:class="chart:line" chart:style-name="ch1">
        <chart:title svg:x="8.69cm" svg:y="0.433cm" chart:style-name="ch2">
          <text:p>Linux</text:p>
        </chart:title>
        <chart:legend chart:legend-position="end" svg:x="14.43cm" svg:y="6.382cm" style:legend-expansion="high" chart:style-name="ch3"/>
        <chart:plot-area chart:style-name="ch4" table:cell-range-address="Sheet2.A21:Sheet2.M25" chart:data-source-has-labels="both" svg:x="0.863cm" svg:y="1.643cm" svg:width="11.901cm" svg:height="11.488cm">
          <chart:coordinate-region svg:x="1.59cm" svg:y="1.643cm" svg:width="10.976cm" svg:height="8.275cm"/>
          <chart:axis chart:dimension="x" chart:name="primary-x" chart:style-name="ch5" chartooo:axis-type="auto">
            <chartooo:date-scale/>
            <chart:categories table:cell-range-address="Sheet2.B21:Sheet2.M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M22" chart:label-cell-address="Sheet2.A22:Sheet2.A22" chart:class="chart:line">
            <chart:data-point chart:repeated="12"/>
          </chart:series>
          <chart:series chart:style-name="ch9" chart:values-cell-range-address="Sheet2.B23:Sheet2.M23" chart:label-cell-address="Sheet2.A23:Sheet2.A23" chart:class="chart:line">
            <chart:data-point chart:repeated="12"/>
          </chart:series>
          <chart:series chart:style-name="ch10" chart:values-cell-range-address="Sheet2.B24:Sheet2.M24" chart:label-cell-address="Sheet2.A24:Sheet2.A24" chart:class="chart:line">
            <chart:data-point chart:repeated="12"/>
          </chart:series>
          <chart:series chart:style-name="ch11" chart:values-cell-range-address="Sheet2.B25:Sheet2.M25" chart:label-cell-address="Sheet2.A25:Sheet2.A25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M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M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M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M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M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